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modern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3pt" fo:font-weight="bold" officeooo:rsid="0014f3ae" officeooo:paragraph-rsid="00048b64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Times New Roman1" fo:font-size="13pt" fo:font-weight="bold" officeooo:rsid="00048b64" officeooo:paragraph-rsid="00048b64" style:font-size-asian="13pt" style:font-weight-asian="bold" style:font-size-complex="13pt" style:font-weight-complex="bold"/>
    </style:style>
    <style:style style:name="P3" style:family="paragraph" style:parent-style-name="Standard">
      <style:paragraph-properties>
        <style:tab-stops>
          <style:tab-stop style:position="0.609cm"/>
        </style:tab-stops>
      </style:paragraph-properties>
      <style:text-properties style:font-name="Times New Roman1" fo:font-size="13pt" officeooo:paragraph-rsid="00048b64" style:font-size-asian="13pt" style:font-size-complex="13pt"/>
    </style:style>
    <style:style style:name="P4" style:family="paragraph" style:parent-style-name="Standard">
      <style:text-properties style:font-name="Times New Roman1" fo:font-size="13pt" officeooo:rsid="0014f3ae" officeooo:paragraph-rsid="00048b64" style:font-size-asian="13pt" style:font-size-complex="13pt"/>
    </style:style>
    <style:style style:name="P5" style:family="paragraph" style:parent-style-name="Standard">
      <style:text-properties officeooo:paragraph-rsid="00048b64"/>
    </style:style>
    <style:style style:name="P6" style:family="paragraph" style:parent-style-name="Standard">
      <style:text-properties style:font-name="Times New Roman1" fo:font-size="13pt" fo:font-weight="bold" officeooo:rsid="0014f3ae" officeooo:paragraph-rsid="00048b64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Times New Roman1" fo:font-size="13pt" fo:font-weight="bold" officeooo:rsid="0014f3ae" officeooo:paragraph-rsid="000a5368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Times New Roman1" fo:font-size="13pt" fo:font-weight="bold" officeooo:rsid="00098dfe" officeooo:paragraph-rsid="00098dfe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Times New Roman1" fo:font-size="13pt" fo:font-weight="bold" officeooo:rsid="000b9e1e" officeooo:paragraph-rsid="000b9e1e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000000" loext:opacity="100%" style:font-name="Times New Roman1" fo:font-size="13pt" fo:font-style="normal" fo:font-weight="normal" officeooo:rsid="0014f3ae" officeooo:paragraph-rsid="000a5368" fo:background-color="transparent" style:font-size-asian="13pt" style:font-style-asian="normal" style:font-weight-asian="normal" style:font-size-complex="13pt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Times New Roman1" fo:font-size="13pt" fo:font-style="normal" fo:font-weight="normal" officeooo:rsid="0014f3ae" officeooo:paragraph-rsid="000a5368" fo:background-color="transparent" style:font-size-asian="13pt" style:font-style-asian="normal" style:font-weight-asian="normal" style:font-size-complex="13pt"/>
    </style:style>
    <style:style style:name="P12" style:family="paragraph" style:parent-style-name="Standard">
      <style:text-properties fo:color="#000000" loext:opacity="100%" style:font-name="Times New Roman1" fo:font-size="13pt" fo:font-style="normal" fo:font-weight="normal" officeooo:rsid="001672d5" officeooo:paragraph-rsid="000a5368" fo:background-color="transparent" style:font-size-asian="13pt" style:font-style-asian="normal" style:font-weight-asian="normal" style:font-size-complex="13pt"/>
    </style:style>
    <style:style style:name="P13" style:family="paragraph" style:parent-style-name="Standard">
      <style:text-properties fo:color="#000000" loext:opacity="100%" style:font-name="Times New Roman1" fo:font-size="13pt" fo:font-style="normal" fo:font-weight="bold" officeooo:rsid="0014f3ae" officeooo:paragraph-rsid="000a5368" fo:background-color="transparent" style:font-size-asian="13pt" style:font-style-asian="normal" style:font-weight-asian="bold" style:font-size-complex="13pt" style:font-weight-complex="bold"/>
    </style:style>
    <style:style style:name="P14" style:family="paragraph" style:parent-style-name="Standard">
      <style:text-properties officeooo:paragraph-rsid="000a5368"/>
    </style:style>
    <style:style style:name="P15" style:family="paragraph">
      <style:paragraph-properties fo:text-align="center"/>
    </style:style>
    <style:style style:name="P16" style:family="paragraph">
      <style:paragraph-properties style:text-autospace="none"/>
      <style:text-properties style:font-name="F" fo:font-size="12pt"/>
    </style:style>
    <style:style style:name="P17" style:family="paragraph">
      <style:paragraph-properties style:text-autospace="none"/>
      <style:text-properties fo:color="#000000" loext:opacity="100%" style:font-name="F" fo:font-size="12pt" fo:background-color="transparent" style:font-size-asian="9pt" style:font-size-complex="9pt"/>
    </style:style>
    <style:style style:name="P18" style:family="paragraph">
      <style:paragraph-properties style:text-autospace="none"/>
      <style:text-properties style:font-name="Times New Roman1" fo:font-size="9pt" style:font-size-asian="9pt" style:font-size-complex="9pt"/>
    </style:style>
    <style:style style:name="P19" style:family="paragraph">
      <style:paragraph-properties fo:text-align="center" style:text-autospace="none" style:writing-mode="lr-tb"/>
      <style:text-properties fo:color="#000000" loext:opacity="100%" style:font-name="Times New Roman1" fo:font-size="9pt" style:font-size-asian="9pt" style:font-size-complex="9pt"/>
    </style:style>
    <style:style style:name="P20" style:family="paragraph"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style:paragraph-properties fo:text-align="center" style:writing-mode="lr-tb"/>
      <style:text-properties fo:font-size="8pt" style:font-size-asian="8pt" style:font-size-complex="8pt"/>
    </style:style>
    <style:style style:name="P22" style:family="paragraph">
      <style:paragraph-properties fo:text-align="center"/>
      <style:text-properties fo:font-size="12pt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style:paragraph-properties style:text-autospace="none"/>
      <style:text-properties style:font-name="Times New Roman1" fo:font-size="12pt"/>
    </style:style>
    <style:style style:name="P25" style:family="paragraph">
      <style:paragraph-properties style:text-autospace="none"/>
      <style:text-properties fo:color="#000000" loext:opacity="100%" style:font-name="Times New Roman1" fo:font-size="12pt"/>
    </style:style>
    <style:style style:name="P26" style:family="paragraph">
      <style:paragraph-properties style:text-autospace="none"/>
      <style:text-properties style:font-name="Times New Roman1" fo:font-size="10pt" style:font-size-asian="10pt" style:font-size-complex="10pt"/>
    </style:style>
    <style:style style:name="P27" style:family="paragraph">
      <style:paragraph-properties style:text-autospace="none"/>
      <style:text-properties fo:color="#000000" loext:opacity="100%" style:font-name="Times New Roman1" fo:font-size="10pt" style:font-size-asian="10pt" style:font-size-complex="10pt"/>
    </style:style>
    <style:style style:name="P28" style:family="paragraph">
      <style:paragraph-properties style:text-autospace="none" style:writing-mode="lr-tb"/>
      <style:text-properties fo:font-size="9pt" style:font-size-asian="9pt" style:font-size-complex="9pt"/>
    </style:style>
    <style:style style:name="P29" style:family="paragraph">
      <style:paragraph-properties style:text-autospace="none" style:writing-mode="lr-tb"/>
      <style:text-properties fo:color="#000000" loext:opacity="100%" fo:font-size="9pt" style:font-size-asian="9pt" style:font-size-complex="9pt"/>
    </style:style>
    <style:style style:name="P30" style:family="paragraph">
      <style:paragraph-properties fo:text-align="center" style:text-autospace="none" style:writing-mode="lr-tb"/>
      <style:text-properties fo:color="#000000" loext:opacity="100%" fo:font-size="9pt" style:font-size-asian="9pt" style:font-size-complex="9pt"/>
    </style:style>
    <style:style style:name="P31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f3ae" style:font-weight-asian="bold" style:font-weight-complex="bold"/>
    </style:style>
    <style:style style:name="T3" style:family="text">
      <style:text-properties officeooo:rsid="001aee77"/>
    </style:style>
    <style:style style:name="T4" style:family="text">
      <style:text-properties officeooo:rsid="001672d5"/>
    </style:style>
    <style:style style:name="T5" style:family="text">
      <style:text-properties style:font-name="Times New Roman1" fo:font-size="13pt" fo:font-weight="bold" officeooo:rsid="0014f3ae" style:font-size-asian="13pt" style:font-weight-asian="bold" style:font-size-complex="13pt" style:font-weight-complex="bold"/>
    </style:style>
    <style:style style:name="T6" style:family="text">
      <style:text-properties style:font-name="Times New Roman1" fo:font-size="13pt" style:font-size-asian="13pt" style:font-size-complex="13pt"/>
    </style:style>
    <style:style style:name="T7" style:family="text">
      <style:text-properties style:font-name="Times New Roman1" fo:font-size="13pt" officeooo:rsid="0014f3ae" style:font-size-asian="13pt" style:font-size-complex="13pt"/>
    </style:style>
    <style:style style:name="T8" style:family="text">
      <style:text-properties fo:color="#000000" loext:opacity="100%" style:font-name="Times New Roman1" fo:font-size="13pt" fo:font-style="normal" fo:font-weight="bold" officeooo:rsid="001672d5" fo:background-color="transparent" loext:char-shading-value="0" style:font-size-asian="13pt" style:font-style-asian="normal" style:font-weight-asian="bold" style:font-size-complex="13pt" style:font-weight-complex="bold"/>
    </style:style>
    <style:style style:name="T9" style:family="text">
      <style:text-properties fo:color="#000000" loext:opacity="100%" style:font-name="Times New Roman1" fo:font-size="13pt" fo:font-style="normal" fo:font-weight="normal" officeooo:rsid="001672d5" fo:background-color="transparent" loext:char-shading-value="0" style:font-size-asian="13pt" style:font-style-asian="normal" style:font-weight-asian="normal" style:font-size-complex="13pt"/>
    </style:style>
    <style:style style:name="T10" style:family="text">
      <style:text-properties fo:color="#808080" loext:opacity="100%" style:font-name="JetBrains Mono2" fo:font-size="10pt" style:font-size-asian="10pt"/>
    </style:style>
    <style:style style:name="T11" style:family="text">
      <style:text-properties fo:color="#a9b7c6" loext:opacity="100%" style:font-name="JetBrains Mono2" fo:font-size="10pt" style:font-size-asian="10pt"/>
    </style:style>
    <style:style style:name="T12" style:family="text">
      <style:text-properties fo:color="#8888c6" loext:opacity="100%" style:font-name="JetBrains Mono2" fo:font-size="10pt" style:font-size-asian="10pt"/>
    </style:style>
    <style:style style:name="T13" style:family="text">
      <style:text-properties fo:color="#6a8759" loext:opacity="100%" style:font-name="JetBrains Mono2" fo:font-size="10pt" style:font-size-asian="10pt"/>
    </style:style>
    <style:style style:name="T14" style:family="text">
      <style:text-properties fo:color="#cc7832" loext:opacity="100%" style:font-name="JetBrains Mono2" fo:font-size="10pt" style:font-size-asian="10pt"/>
    </style:style>
    <style:style style:name="T15" style:family="text">
      <style:text-properties fo:color="#6897bb" loext:opacity="100%" style:font-name="JetBrains Mono2" fo:font-size="10pt" style:font-size-asian="10pt"/>
    </style:style>
    <style:style style:name="T16" style:family="text">
      <style:text-properties officeooo:rsid="000a5368"/>
    </style:style>
    <style:style style:name="T17" style:family="text">
      <style:text-properties fo:color="#000000" loext:opacity="100%" style:font-name="Times New Roman1" fo:font-size="9pt" fo:background-color="transparent" style:font-name-asian="JetBrains Mono" style:font-size-asian="9pt" style:font-name-complex="JetBrains Mono" style:font-size-complex="9pt"/>
    </style:style>
    <style:style style:name="T18" style:family="text">
      <style:text-properties fo:color="#000000" loext:opacity="100%" style:font-name="Times New Roman1" fo:font-size="9pt" style:font-name-asian="JetBrains Mono" style:font-size-asian="9pt" style:font-name-complex="JetBrains Mono" style:font-size-complex="9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000000" loext:opacity="100%" style:font-name="Times New Roman1" fo:font-size="10pt" fo:background-color="transparent" style:font-name-asian="JetBrains Mono" style:font-size-asian="10pt" style:font-name-complex="JetBrains Mono" style:font-size-complex="10pt"/>
    </style:style>
    <style:style style:name="T23" style:family="text">
      <style:text-properties fo:color="#000000" loext:opacity="100%" style:font-name="Times New Roman1" fo:font-size="10pt" style:font-name-asian="JetBrains Mono" style:font-size-asian="10pt" style:font-name-complex="JetBrains Mono" style:font-size-complex="10pt"/>
    </style:style>
    <style:style style:name="T24" style:family="text">
      <style:text-properties fo:color="#000000" loext:opacity="100%" style:font-name="JetBrains Mono" fo:font-size="9pt" style:font-name-asian="JetBrains Mono" style:font-size-asian="9pt" style:font-name-complex="JetBrains Mono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82cm" fo:min-width="1.4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836cm" fo:min-width="4.8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002cm" fo:min-width="3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665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656cm" fo:min-width="2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649cm" fo:min-width="1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683cm" fo:min-width="2.7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956cm" fo:min-width="2.2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261cm" fo:min-width="5.7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235cm" fo:min-width="4.9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245cm" fo:min-width="3.1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344cm" fo:min-width="6.5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1.291cm" fo:min-width="6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249cm" fo:min-width="2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305cm" fo:min-width="3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598cm" fo:min-width="1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464cm" fo:min-width="2.2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3 </text:p>
      <text:p text:style-name="P5"><text:span text:style-name="T5">Тема:</text:span><text:span text:style-name="T7"> </text:span><text:span text:style-name="T6">Знакомство и работа с IDE PyCharm Community. Построение программ линейной структуры в IDE PyCharm Community.</text:span></text:p>
      <text:p text:style-name="P3"><text:span text:style-name="T1">Цел</text:span><text:span text:style-name="T2">ь</text:span><text:span text:style-name="T1">:</text:span> 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</text:p>
      <text:p text:style-name="P1"><text:span text:style-name="T3">Постановка</text:span> задачи:</text:p>
      <text:p text:style-name="P4"><text:bookmark text:name="__DdeLink__106_230873206"/>1. Дано целое положительное число. Проверить истинность высказывания: «Данное число является нечетным трехзначным».</text:p>
      <text:p text:style-name="P4">2. Даны три числа. Найти среднее из них (то есть число, расположенное между наименьшим и наибольшим).</text:p>
      <text:p text:style-name="P4"><text:span text:style-name="T1">Тип алгоритма:</text:span> <text:span text:style-name="T4">с ветвлениями</text:span>.</text:p>
      <text:p text:style-name="P1">Блок-схема алгоритма:</text:p>
      <text:p text:style-name="P8">см. в конце документа</text:p>
      <text:p text:style-name="P7">Текст программы:</text:p>
      <text:p text:style-name="P11"><text:span text:style-name="T10">#1. Дано целое положительное число. Проверить истинность высказывания: «Данное число является нечетным трехзначным».</text:span><text:line-break/><text:span text:style-name="T11">number=</text:span><text:span text:style-name="T12">input</text:span><text:span text:style-name="T11">(</text:span><text:span text:style-name="T13">"Введите целое число: "</text:span><text:span text:style-name="T11">) <text:s text:c="10"/></text:span><text:span text:style-name="T10">#ввод числа</text:span><text:line-break/><text:span text:style-name="T14">while </text:span><text:span text:style-name="T12">type</text:span><text:span text:style-name="T11">(number) != </text:span><text:span text:style-name="T12">int</text:span><text:span text:style-name="T11">: <text:s text:c="21"/></text:span><text:span text:style-name="T10"># обработка исключений</text:span><text:line-break/><text:span text:style-name="T10"> <text:s text:c="3"/></text:span><text:span text:style-name="T14">try</text:span><text:span text:style-name="T11">:</text:span><text:line-break/><text:span text:style-name="T11"> <text:s text:c="7"/>number = </text:span><text:span text:style-name="T12">int</text:span><text:span text:style-name="T11">(number)</text:span><text:line-break/><text:span text:style-name="T11"> <text:s text:c="3"/></text:span><text:span text:style-name="T14">except </text:span><text:span text:style-name="T12">ValueError</text:span><text:span text:style-name="T11">:</text:span><text:line-break/><text:span text:style-name="T11"> <text:s text:c="6"/></text:span><text:span text:style-name="T12">print</text:span><text:span text:style-name="T11">(</text:span><text:span text:style-name="T13">"Неправильно ввели!"</text:span><text:span text:style-name="T11">)</text:span><text:line-break/><text:span text:style-name="T11"> <text:s text:c="6"/>number = </text:span><text:span text:style-name="T12">input</text:span><text:span text:style-name="T11">(</text:span><text:span text:style-name="T13">"Введите целое число: "</text:span><text:span text:style-name="T11">)</text:span><text:line-break/><text:line-break/><text:span text:style-name="T14">if </text:span><text:span text:style-name="T11">number % </text:span><text:span text:style-name="T15">2 </text:span><text:span text:style-name="T11">!= </text:span><text:span text:style-name="T15">0 </text:span><text:span text:style-name="T14">and </text:span><text:span text:style-name="T11">(number // </text:span><text:span text:style-name="T15">100 </text:span><text:span text:style-name="T11">&lt; </text:span><text:span text:style-name="T15">10 </text:span><text:span text:style-name="T14">or </text:span><text:span text:style-name="T11">number // </text:span><text:span text:style-name="T15">100 </text:span><text:span text:style-name="T11">&gt; </text:span><text:span text:style-name="T15">0</text:span><text:span text:style-name="T11">): <text:s text:c="30"/></text:span><text:span text:style-name="T10">#Проверка истинности</text:span><text:line-break/><text:span text:style-name="T10"> <text:s text:c="3"/></text:span><text:span text:style-name="T12">print</text:span><text:span text:style-name="T11">(</text:span><text:span text:style-name="T13">"Истинность высказывания верна! Данное число является нечетным и трехзначным."</text:span><text:span text:style-name="T11">)</text:span><text:line-break/><text:span text:style-name="T14">elif </text:span><text:span text:style-name="T11">number % </text:span><text:span text:style-name="T15">2 </text:span><text:span text:style-name="T11">!= </text:span><text:span text:style-name="T15">0 </text:span><text:span text:style-name="T14">and </text:span><text:span text:style-name="T11">(number // </text:span><text:span text:style-name="T15">100 </text:span><text:span text:style-name="T11">&gt; </text:span><text:span text:style-name="T15">10 </text:span><text:span text:style-name="T14">or </text:span><text:span text:style-name="T11">number // </text:span><text:span text:style-name="T15">100 </text:span><text:span text:style-name="T11">&lt; </text:span><text:span text:style-name="T15">0</text:span><text:span text:style-name="T11">):</text:span><text:line-break/><text:span text:style-name="T11"> <text:s text:c="3"/></text:span><text:span text:style-name="T12">print</text:span><text:span text:style-name="T11">(</text:span><text:span text:style-name="T13">"Истинность высказывания неверна! Данное число является нечетным и не трехзначным."</text:span><text:span text:style-name="T11">)</text:span><text:line-break/><text:span text:style-name="T14">elif </text:span><text:span text:style-name="T11">number % </text:span><text:span text:style-name="T15">2 </text:span><text:span text:style-name="T11">== </text:span><text:span text:style-name="T15">0 </text:span><text:span text:style-name="T14">and </text:span><text:span text:style-name="T11">(number // </text:span><text:span text:style-name="T15">100 </text:span><text:span text:style-name="T11">&lt; </text:span><text:span text:style-name="T15">10 </text:span><text:span text:style-name="T14">or </text:span><text:span text:style-name="T11">number // </text:span><text:span text:style-name="T15">100 </text:span><text:span text:style-name="T11">&gt; </text:span><text:span text:style-name="T15">0</text:span><text:span text:style-name="T11">):</text:span><text:line-break/><text:span text:style-name="T11"> <text:s text:c="3"/></text:span><text:span text:style-name="T12">print</text:span><text:span text:style-name="T11">(</text:span><text:span text:style-name="T13">"Истинность высказывания неверна! Данное число является четным и трехзначным."</text:span><text:span text:style-name="T11">)</text:span><text:line-break/><text:span text:style-name="T14">else</text:span><text:span text:style-name="T11">:</text:span><text:line-break/><text:span text:style-name="T11"> <text:s text:c="3"/></text:span><text:span text:style-name="T12">print</text:span><text:span text:style-name="T11">(</text:span><text:span text:style-name="T13">"Истинность высказывания неверна! Данное число является четным и не трехзначным."</text:span><text:span text:style-name="T11">)</text:span></text:p>
      <text:p text:style-name="P10"/>
      <text:p text:style-name="P10"/>
      <text:p text:style-name="P10"/>
      <text:p text:style-name="P13">Протокол работы программы:</text:p>
      <text:p text:style-name="P10">Введите целое число: 465</text:p>
      <text:p text:style-name="P10">Истинность высказывания верна! Данное число является нечетным и трехзначным.</text:p>
      <text:p text:style-name="P10"/>
      <text:p text:style-name="P10">Process finished with exit code 0</text:p>
      <text:p text:style-name="P10"/>
      <text:p text:style-name="P11"><text:span text:style-name="T10">#2. Даны три числа. Найти среднее из них (то есть число, расположенное между наименьшим и наибольшим).</text:span><text:line-break/><text:span text:style-name="T11">number_1 = </text:span><text:span text:style-name="T12">input</text:span><text:span text:style-name="T11">(</text:span><text:span text:style-name="T13">"Введите первое число: "</text:span><text:span text:style-name="T11">) <text:s text:c="13"/></text:span><text:span text:style-name="T10">#Ввод трёх чисел</text:span><text:line-break/><text:span text:style-name="T11">number_2 = </text:span><text:span text:style-name="T12">input</text:span><text:span text:style-name="T11">(</text:span><text:span text:style-name="T13">"Введите второе число: "</text:span><text:span text:style-name="T11">)</text:span><text:line-break/><text:span text:style-name="T11">number_3 = </text:span><text:span text:style-name="T12">input</text:span><text:span text:style-name="T11">(</text:span><text:span text:style-name="T13">"Введите третье число: "</text:span><text:span text:style-name="T11">)</text:span><text:line-break/><text:span text:style-name="T14">while </text:span><text:span text:style-name="T12">type</text:span><text:span text:style-name="T11">(number_1) != </text:span><text:span text:style-name="T12">int</text:span><text:span text:style-name="T11">: <text:s text:c="27"/></text:span><text:span text:style-name="T10"># обработка исключений</text:span><text:line-break/><text:span text:style-name="T10"> <text:s text:c="3"/></text:span><text:span text:style-name="T14">try</text:span><text:span text:style-name="T11">:</text:span><text:line-break/><text:soft-page-break/><text:span text:style-name="T11"> <text:s text:c="7"/>number_1 = </text:span><text:span text:style-name="T12">int</text:span><text:span text:style-name="T11">(number_1)</text:span><text:line-break/><text:span text:style-name="T11"> <text:s text:c="3"/></text:span><text:span text:style-name="T14">except </text:span><text:span text:style-name="T12">ValueError</text:span><text:span text:style-name="T11">:</text:span><text:line-break/><text:span text:style-name="T11"> <text:s text:c="7"/></text:span><text:span text:style-name="T12">print</text:span><text:span text:style-name="T11">(</text:span><text:span text:style-name="T13">"Неправильно ввели!"</text:span><text:span text:style-name="T11">)</text:span><text:line-break/><text:span text:style-name="T11"> <text:s text:c="7"/>number_1 = </text:span><text:span text:style-name="T12">input</text:span><text:span text:style-name="T11">(</text:span><text:span text:style-name="T13">"Введите первое число: "</text:span><text:span text:style-name="T11">)</text:span><text:line-break/><text:line-break/><text:span text:style-name="T14">while </text:span><text:span text:style-name="T12">type</text:span><text:span text:style-name="T11">(number_2) != </text:span><text:span text:style-name="T12">int</text:span><text:span text:style-name="T11">: <text:s text:c="25"/></text:span><text:span text:style-name="T10"># обработка исключений</text:span><text:line-break/><text:span text:style-name="T10"> <text:s text:c="3"/></text:span><text:span text:style-name="T14">try</text:span><text:span text:style-name="T11">:</text:span><text:line-break/><text:span text:style-name="T11"> <text:s text:c="7"/>number_2 = </text:span><text:span text:style-name="T12">int</text:span><text:span text:style-name="T11">(number_2)</text:span><text:line-break/><text:span text:style-name="T11"> <text:s text:c="3"/></text:span><text:span text:style-name="T14">except </text:span><text:span text:style-name="T12">ValueError</text:span><text:span text:style-name="T11">:</text:span><text:line-break/><text:span text:style-name="T11"> <text:s text:c="7"/></text:span><text:span text:style-name="T12">print</text:span><text:span text:style-name="T11">(</text:span><text:span text:style-name="T13">"Неправильно ввели!"</text:span><text:span text:style-name="T11">)</text:span><text:line-break/><text:span text:style-name="T11"> <text:s text:c="7"/>number_2 = </text:span><text:span text:style-name="T12">input</text:span><text:span text:style-name="T11">(</text:span><text:span text:style-name="T13">"Введите второе число: "</text:span><text:span text:style-name="T11">)</text:span><text:line-break/><text:line-break/><text:span text:style-name="T14">while </text:span><text:span text:style-name="T12">type</text:span><text:span text:style-name="T11">(number_3) != </text:span><text:span text:style-name="T12">int</text:span><text:span text:style-name="T11">: <text:s text:c="25"/></text:span><text:span text:style-name="T10"># обработка исключений</text:span><text:line-break/><text:span text:style-name="T10"> <text:s text:c="3"/></text:span><text:span text:style-name="T14">try</text:span><text:span text:style-name="T11">:</text:span><text:line-break/><text:span text:style-name="T11"> <text:s text:c="7"/>number_3 = </text:span><text:span text:style-name="T12">int</text:span><text:span text:style-name="T11">(number_3)</text:span><text:line-break/><text:span text:style-name="T11"> <text:s text:c="3"/></text:span><text:span text:style-name="T14">except </text:span><text:span text:style-name="T12">ValueError</text:span><text:span text:style-name="T11">:</text:span><text:line-break/><text:span text:style-name="T11"> <text:s text:c="7"/></text:span><text:span text:style-name="T12">print</text:span><text:span text:style-name="T11">(</text:span><text:span text:style-name="T13">"Неправильно ввели!"</text:span><text:span text:style-name="T11">)</text:span><text:line-break/><text:span text:style-name="T11"> <text:s text:c="7"/>number_3 = </text:span><text:span text:style-name="T12">input</text:span><text:span text:style-name="T11">(</text:span><text:span text:style-name="T13">"Введите третье число: "</text:span><text:span text:style-name="T11">)</text:span></text:p>
      <text:p text:style-name="P10"/>
      <text:p text:style-name="P13">Протокол работы программы:</text:p>
      <text:p text:style-name="P12"/>
      <text:p text:style-name="P12">Введите первое число: 7</text:p>
      <text:p text:style-name="P12">Введите второе число: 6</text:p>
      <text:p text:style-name="P12">Введите третье число: 1</text:p>
      <text:p text:style-name="P12">Среднее число: <text:s/>6</text:p>
      <text:p text:style-name="P12"/>
      <text:p text:style-name="P12">Process finished with exit code 0</text:p>
      <text:p text:style-name="P12"/>
      <text:p text:style-name="P14"><text:span text:style-name="T8">Вывод:</text:span><text:span text:style-name="T9"> в процессе выполнения практического занятия выработала навыки составления программ структуры с ветвлениями </text:span>в IDE PyCharm Community. Были использованы языковые конструкции if, <text:span text:style-name="T16">цикл for, проверка условий и</text:span> математические операции.</text:p>
      <text:p text:style-name="P7">Выполнены разработка кода, отладка, тестирование, оптимизация программного кода. Готовые программные коды выложены на GitHub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2. </text:p>
      <text:p text:style-name="P1"><draw:custom-shape text:anchor-type="paragraph" draw:z-index="43" draw:name="Фигура 14" draw:style-name="gr10" draw:text-style-name="P15" svg:width="2.329cm" svg:height="1.059cm" svg:x="4.937cm" svg:y="0.083cm"><text:p text:style-name="P15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44" draw:name="Вертикальная линия 5" draw:style-name="gr1" draw:text-style-name="P15" svg:x1="6.117cm" svg:y1="0.086cm" svg:x2="6.117cm" svg:y2="1.012cm"><text:p/></draw:line></text:p>
      <text:p text:style-name="P1"><draw:custom-shape text:anchor-type="paragraph" draw:z-index="45" draw:name="Фигура 15" draw:style-name="gr9" draw:text-style-name="P23" svg:width="4.393cm" svg:height="1.086cm" svg:x="3.836cm" svg:y="0.215cm"><text:p text:style-name="P23"><text:span text:style-name="T21">В</text:span><text:span text:style-name="T21">в</text:span><text:span text:style-name="T21">о</text:span><text:span text:style-name="T21">д</text:span><text:span text:style-name="T21"> </text:span><text:span text:style-name="T21">т</text:span><text:span text:style-name="T21">р</text:span><text:span text:style-name="T21">ё</text:span><text:span text:style-name="T21">х</text:span><text:span text:style-name="T21"> </text:span><text:span text:style-name="T21">ч</text:span><text:span text:style-name="T21">и</text:span><text:span text:style-name="T21">с</text:span><text:span text:style-name="T21">е</text:span><text:span text:style-name="T21">л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"/>
      <text:p text:style-name="P1"><draw:line text:anchor-type="paragraph" draw:z-index="48" draw:name="Вертикальная линия 6" draw:style-name="gr1" draw:text-style-name="P15" svg:x1="6.11cm" svg:y1="0.245cm" svg:x2="6.11cm" svg:y2="0.88cm"><text:p/></draw:line></text:p>
      <text:p text:style-name="P1"><draw:custom-shape text:anchor-type="paragraph" draw:z-index="46" draw:name="Фигура 16" draw:style-name="gr8" draw:text-style-name="P20" svg:width="3.922cm" svg:height="1.295cm" svg:x="4.152cm" svg:y="0.339cm"><text:p text:style-name="P20"><text:span text:style-name="T19">type(number_1)!</text:span><text:span text:style-name="T19">=int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/text:p>
      <text:p text:style-name="P1"><draw:line text:anchor-type="paragraph" draw:z-index="54" draw:name="Горизонтальная линия 4" draw:style-name="gr1" draw:text-style-name="P15" svg:x1="4.238cm" svg:y1="0.471cm" svg:x2="2.515cm" svg:y2="0.471cm"><text:p/></draw:line><draw:line text:anchor-type="paragraph" draw:z-index="52" draw:name="Вертикальная линия 7" draw:style-name="gr1" draw:text-style-name="P15" svg:x1="2.516cm" svg:y1="0.471cm" svg:x2="2.484cm" svg:y2="3.471cm"><text:p/></draw:line></text:p>
      <text:p text:style-name="P1"/>
      <text:p text:style-name="P1"><draw:line text:anchor-type="paragraph" draw:z-index="49" draw:name="Горизонтальная линия 2" draw:style-name="gr1" draw:text-style-name="P22" svg:x1="6.105cm" svg:y1="0.051cm" svg:x2="6.105cm" svg:y2="0.67cm"><text:p/></draw:line></text:p>
      <text:p text:style-name="P1"><draw:custom-shape text:anchor-type="paragraph" draw:z-index="47" draw:name="Фигура 17" draw:style-name="gr7" draw:text-style-name="P21" svg:width="4.091cm" svg:height="1.311cm" svg:x="4.052cm" svg:y="0.155cm"><text:p text:style-name="P21"><text:span text:style-name="T20">Try </text:span><text:span text:style-name="T20">number_1=int(number_1</text:span><text:span text:style-name="T20">)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/text:p>
      <text:p text:style-name="P1"><draw:line text:anchor-type="paragraph" draw:z-index="51" draw:name="Линия 26" draw:style-name="gr1" draw:text-style-name="P15" svg:x1="3.544cm" svg:y1="0.3cm" svg:x2="3.54cm" svg:y2="1.392cm"><text:p/></draw:line><draw:line text:anchor-type="paragraph" draw:z-index="50" draw:name="Горизонтальная линия 3" draw:style-name="gr1" draw:text-style-name="P15" svg:x1="4.052cm" svg:y1="0.3cm" svg:x2="3.54cm" svg:y2="0.3cm"><text:p/></draw:line><draw:line text:anchor-type="paragraph" draw:z-index="55" draw:name="Линия 27" draw:style-name="gr1" draw:text-style-name="P22" svg:x1="8.141cm" svg:y1="0.294cm" svg:x2="8.761cm" svg:y2="0.331cm"><text:p/></draw:line><draw:line text:anchor-type="paragraph" draw:z-index="61" draw:name="Линия 33" draw:style-name="gr1" draw:text-style-name="P15" svg:x1="8.761cm" svg:y1="0.332cm" svg:x2="8.761cm" svg:y2="1.011cm"><text:p/></draw:line></text:p>
      <text:p text:style-name="P1"><draw:custom-shape text:anchor-type="paragraph" draw:z-index="64" draw:name="Фигура 19" draw:style-name="gr8" draw:text-style-name="P20" svg:width="3.922cm" svg:height="1.295cm" svg:x="6.812cm" svg:y="0.411cm"><text:p text:style-name="P20"><text:span text:style-name="T19">t</text:span><text:span text:style-name="T19">y</text:span><text:span text:style-name="T19">p</text:span><text:span text:style-name="T19">e</text:span><text:span text:style-name="T19">(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_</text:span><text:span text:style-name="T19">2</text:span><text:span text:style-name="T19">)</text:span><text:span text:style-name="T19">!</text:span><text:span text:style-name="T19">=</text:span><text:span text:style-name="T19">i</text:span><text:span text:style-name="T19">n</text:span><text:span text:style-name="T19">t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/text:p>
      <text:p text:style-name="P1"><draw:custom-shape text:anchor-type="paragraph" draw:z-index="53" draw:name="Фигура 18" draw:style-name="gr5" draw:text-style-name="P20" svg:width="2.516cm" svg:height="0.666cm" svg:x="1.401cm" svg:y="0.325cm"><text:p text:style-name="P20"><text:span text:style-name="T19">V</text:span><text:span text:style-name="T19">a</text:span><text:span text:style-name="T19">l</text:span><text:span text:style-name="T19">u</text:span><text:span text:style-name="T19">e</text:span><text:span text:style-name="T19">E</text:span><text:span text:style-name="T19">r</text:span><text:span text:style-name="T19">r</text:span><text:span text:style-name="T19">o</text:span><text:span text:style-name="T19">r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57" draw:name="Линия 29" draw:style-name="gr1" draw:text-style-name="P15" svg:x1="5.611cm" svg:y1="0.512cm" svg:x2="6.902cm" svg:y2="0.546cm"><text:p/></draw:line><draw:line text:anchor-type="paragraph" draw:z-index="66" draw:name="Линия 35" draw:style-name="gr1" draw:text-style-name="P15" svg:x1="5.611cm" svg:y1="0.512cm" svg:x2="5.611cm" svg:y2="3.308cm"><text:p/></draw:line></text:p>
      <text:p text:style-name="P1"/>
      <text:p text:style-name="P1"><draw:line text:anchor-type="paragraph" draw:z-index="67" draw:name="Линия 36" draw:style-name="gr1" draw:text-style-name="P15" svg:x1="8.779cm" svg:y1="0.123cm" svg:x2="8.779cm" svg:y2="0.617cm"><text:p/></draw:line></text:p>
      <text:p text:style-name="P1"><draw:custom-shape text:anchor-type="paragraph" draw:z-index="68" draw:name="Фигура 21" draw:style-name="gr7" draw:text-style-name="P21" svg:width="4.091cm" svg:height="1.311cm" svg:x="6.733cm" svg:y="0.113cm"><text:p text:style-name="P21"><text:span text:style-name="T20">T</text:span><text:span text:style-name="T20">r</text:span><text:span text:style-name="T20">y</text:span><text:span text:style-name="T20"> </text:span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_</text:span><text:span text:style-name="T20">2</text:span><text:span text:style-name="T20">=</text:span><text:span text:style-name="T20">i</text:span><text:span text:style-name="T20">n</text:span><text:span text:style-name="T20">t</text:span><text:span text:style-name="T20">(</text:span><text:span text:style-name="T20">n</text:span><text:span text:style-name="T20">u</text:span><text:span text:style-name="T20">m</text:span><text:span text:style-name="T20">b</text:span><text:span text:style-name="T20">e</text:span><text:span text:style-name="T20">r</text:span><text:span text:style-name="T20">_</text:span><text:span text:style-name="T20">2</text:span><text:span text:style-name="T20">)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/text:p>
      <text:p text:style-name="P1"><draw:line text:anchor-type="paragraph" draw:z-index="62" draw:name="Линия 34" draw:style-name="gr1" draw:text-style-name="P15" svg:x1="6.168cm" svg:y1="0.222cm" svg:x2="6.821cm" svg:y2="0.222cm"><text:p/></draw:line><draw:line text:anchor-type="paragraph" draw:z-index="56" draw:name="Линия 28" draw:style-name="gr1" draw:text-style-name="P15" svg:x1="6.255cm" svg:y1="0.143cm" svg:x2="6.273cm" svg:y2="1.249cm"><text:p/></draw:line><draw:line text:anchor-type="paragraph" draw:z-index="58" draw:name="Линия 30" draw:style-name="gr1" draw:text-style-name="P15" svg:x1="10.737cm" svg:y1="0.247cm" svg:x2="11.511cm" svg:y2="0.247cm"><text:p/></draw:line><draw:line text:anchor-type="paragraph" draw:z-index="63" draw:name="Диагональная линия 1" draw:style-name="gr1" draw:text-style-name="P15" svg:x1="11.511cm" svg:y1="0.247cm" svg:x2="11.511cm" svg:y2="1.15cm"><text:p/></draw:line></text:p>
      <text:p text:style-name="P1"/>
      <text:p text:style-name="P1"><draw:custom-shape text:anchor-type="paragraph" draw:z-index="65" draw:name="Фигура 20" draw:style-name="gr5" draw:text-style-name="P20" svg:width="2.516cm" svg:height="0.666cm" svg:x="4.29cm" svg:y="0.194cm"><text:p text:style-name="P20"><text:span text:style-name="T19">V</text:span><text:span text:style-name="T19">a</text:span><text:span text:style-name="T19">l</text:span><text:span text:style-name="T19">u</text:span><text:span text:style-name="T19">e</text:span><text:span text:style-name="T19">E</text:span><text:span text:style-name="T19">r</text:span><text:span text:style-name="T19">r</text:span><text:span text:style-name="T19">o</text:span><text:span text:style-name="T19">r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9" draw:name="Фигура 22" draw:style-name="gr8" draw:text-style-name="P20" svg:width="3.922cm" svg:height="1.295cm" svg:x="9.55cm" svg:y="0.102cm"><text:p text:style-name="P20"><text:span text:style-name="T19">t</text:span><text:span text:style-name="T19">y</text:span><text:span text:style-name="T19">p</text:span><text:span text:style-name="T19">e</text:span><text:span text:style-name="T19">(</text:span><text:span text:style-name="T19">n</text:span><text:span text:style-name="T19">u</text:span><text:span text:style-name="T19">m</text:span><text:span text:style-name="T19">b</text:span><text:span text:style-name="T19">e</text:span><text:span text:style-name="T19">r</text:span><text:span text:style-name="T19">_</text:span><text:span text:style-name="T19">3</text:span><text:span text:style-name="T19">)</text:span><text:span text:style-name="T19">!</text:span><text:span text:style-name="T19">=</text:span><text:span text:style-name="T19">i</text:span><text:span text:style-name="T19">n</text:span><text:span text:style-name="T19">t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/text:p>
      <text:p text:style-name="P1"><draw:line text:anchor-type="paragraph" draw:z-index="77" draw:name="Диагональная линия 7" draw:style-name="gr1" draw:text-style-name="P15" svg:x1="9.635cm" svg:y1="0.229cm" svg:x2="8.063cm" svg:y2="0.229cm"><text:p/></draw:line><draw:line text:anchor-type="paragraph" draw:z-index="76" draw:name="Диагональная линия 4" draw:style-name="gr1" draw:text-style-name="P15" svg:x1="8.063cm" svg:y1="3.166cm" svg:x2="8.093cm" svg:y2="0.229cm"><text:p/></draw:line></text:p>
      <text:p text:style-name="P1"><draw:line text:anchor-type="paragraph" draw:z-index="72" draw:name="Диагональная линия 5" draw:style-name="gr1" draw:text-style-name="P15" svg:x1="11.529cm" svg:y1="0.342cm" svg:x2="11.529cm" svg:y2="1.245cm"><text:p/></draw:line></text:p>
      <text:p text:style-name="P1"/>
      <text:p text:style-name="P1"><draw:custom-shape text:anchor-type="paragraph" draw:z-index="73" draw:name="Фигура 23" draw:style-name="gr7" draw:text-style-name="P21" svg:width="4.091cm" svg:height="1.311cm" svg:x="9.536cm" svg:y="0.191cm"><text:p text:style-name="P21"><text:span text:style-name="T20">Try </text:span><text:span text:style-name="T20">number_3=int(numb</text:span><text:span text:style-name="T20">er_3)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/text:p>
      <text:p text:style-name="P1"><draw:line text:anchor-type="paragraph" draw:z-index="70" draw:name="Диагональная линия 2" draw:style-name="gr1" draw:text-style-name="P15" svg:x1="9.608cm" svg:y1="0.332cm" svg:x2="8.802cm" svg:y2="0.343cm"><text:p/></draw:line><draw:line text:anchor-type="paragraph" draw:z-index="71" draw:name="Диагональная линия 3" draw:style-name="gr1" draw:text-style-name="P15" svg:x1="8.802cm" svg:y1="1.074cm" svg:x2="8.802cm" svg:y2="0.342cm"><text:p/></draw:line><draw:line text:anchor-type="paragraph" draw:z-index="74" draw:name="Диагональная линия 6" draw:style-name="gr6" draw:text-style-name="P15" svg:x1="13.626cm" svg:y1="0.33cm" svg:x2="14.356cm" svg:y2="0.33cm"><text:p/></draw:line><draw:line text:anchor-type="paragraph" draw:z-index="59" draw:name="Линия 31" draw:style-name="gr1" draw:text-style-name="P15" svg:x1="14.356cm" svg:y1="0.33cm" svg:x2="14.356cm" svg:y2="1.15cm"><text:p/></draw:line></text:p>
      <text:p text:style-name="P1"/>
      <text:p text:style-name="P1"><draw:custom-shape text:anchor-type="paragraph" draw:z-index="75" draw:name="Фигура 24" draw:style-name="gr5" draw:text-style-name="P20" svg:width="2.516cm" svg:height="0.666cm" svg:x="6.918cm" svg:y="0.019cm"><text:p text:style-name="P20"><text:span text:style-name="T19">ValueError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8" draw:name="Фигура 25" draw:style-name="gr4" draw:text-style-name="P19" svg:width="7.109cm" svg:height="2.005cm" svg:x="10.885cm" svg:y="0.109cm"><text:p text:style-name="P18"><text:span text:style-name="T18">i</text:span><text:span text:style-name="T18">f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_</text:span><text:span text:style-name="T18">1</text:span><text:span text:style-name="T18"> </text:span><text:span text:style-name="T18">&gt;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_</text:span><text:span text:style-name="T18">2</text:span><text:span text:style-name="T18"> </text:span></text:p><text:p text:style-name="P18"><text:span text:style-name="T18">a</text:span><text:span text:style-name="T18">n</text:span><text:span text:style-name="T18">d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_</text:span><text:span text:style-name="T18">1</text:span><text:span text:style-name="T18"> </text:span><text:span text:style-name="T18">&gt;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_</text:span><text:span text:style-name="T18">3</text:span><text:span text:style-name="T18"> </text:span></text:p><text:p text:style-name="P18"><text:span text:style-name="T18">a</text:span><text:span text:style-name="T18">n</text:span><text:span text:style-name="T18">d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_</text:span><text:span text:style-name="T18">2</text:span><text:span text:style-name="T18"> </text:span><text:span text:style-name="T18">&gt;</text:span><text:span text:style-name="T18"> </text:span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_</text:span><text:span text:style-name="T18">3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/text:p>
      <text:p text:style-name="P1"/>
      <text:p text:style-name="P1"><draw:line text:anchor-type="paragraph" draw:z-index="60" draw:name="Линия 32" draw:style-name="gr1" draw:text-style-name="P15" svg:x1="17.993cm" svg:y1="0.069cm" svg:x2="18.543cm" svg:y2="0.085cm"><text:p/></draw:line><draw:line text:anchor-type="paragraph" draw:z-index="79" draw:name="Линия 37" draw:style-name="gr1" draw:text-style-name="P15" svg:x1="18.544cm" svg:y1="0.069cm" svg:x2="18.579cm" svg:y2="1.581cm"><text:p/></draw:line><draw:line text:anchor-type="paragraph" draw:z-index="81" draw:name="Линия 38" draw:style-name="gr1" draw:text-style-name="P15" svg:x1="10.885cm" svg:y1="0.067cm" svg:x2="9.962cm" svg:y2="0.085cm"><text:p/></draw:line><draw:line text:anchor-type="paragraph" draw:z-index="87" draw:name="Линия 45" draw:style-name="gr1" draw:text-style-name="P15" svg:x1="9.98cm" svg:y1="0.085cm" svg:x2="9.998cm" svg:y2="1.842cm"><text:p/></draw:line></text:p>
      <text:p text:style-name="P1"/>
      <text:p text:style-name="P1"><draw:custom-shape text:anchor-type="paragraph" draw:z-index="80" draw:name="Фигура 26" draw:style-name="gr3" draw:text-style-name="P17" svg:width="4.823cm" svg:height="0.837cm" svg:x="14.071cm" svg:y="0.526cm"><text:p text:style-name="P16"><text:span text:style-name="T17">print("Среднее </text:span><text:span text:style-name="T17">число: ", </text:span><text:span text:style-name="T17">number_2)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88" draw:name="Фигура 27" draw:style-name="gr4" draw:text-style-name="P19" svg:width="7.109cm" svg:height="2.005cm" svg:x="6.445cm" svg:y="0.259cm"><text:p text:style-name="P18"><text:span text:style-name="T18">if number_2 &gt; </text:span><text:span text:style-name="T18">number_1 </text:span></text:p><text:p text:style-name="P18"><text:span text:style-name="T18">and number_2 &gt; </text:span><text:span text:style-name="T18">number_3 </text:span></text:p><text:p text:style-name="P18"><text:span text:style-name="T18">and number_1 &gt; </text:span><text:span text:style-name="T18">number_3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/text:p>
      <text:p text:style-name="P1"><draw:line text:anchor-type="paragraph" draw:z-index="93" draw:name="Линия 46" draw:style-name="gr1" draw:text-style-name="P15" svg:x1="18.492cm" svg:y1="0.307cm" svg:x2="18.457cm" svg:y2="4.572cm"><text:p/></draw:line></text:p>
      <text:p text:style-name="P1"><draw:line text:anchor-type="paragraph" draw:z-index="86" draw:name="Линия 44" draw:style-name="gr1" draw:text-style-name="P15" svg:x1="14.228cm" svg:y1="0.18cm" svg:x2="13.554cm" svg:y2="0.18cm"><text:p/></draw:line><draw:line text:anchor-type="paragraph" draw:z-index="85" draw:name="Линия 43" draw:style-name="gr1" draw:text-style-name="P15" svg:x1="14.228cm" svg:y1="0.18cm" svg:x2="14.21cm" svg:y2="1.533cm"><text:p/></draw:line><draw:line text:anchor-type="paragraph" draw:z-index="84" draw:name="Линия 42" draw:style-name="gr1" draw:text-style-name="P15" svg:x1="6.445cm" svg:y1="0.215cm" svg:x2="5.803cm" svg:y2="0.215cm"><text:p/></draw:line><draw:line text:anchor-type="paragraph" draw:z-index="83" draw:name="Линия 41" draw:style-name="gr1" draw:text-style-name="P15" svg:x1="5.803cm" svg:y1="0.215cm" svg:x2="5.803cm" svg:y2="1.624cm"><text:p/></draw:line></text:p>
      <text:p text:style-name="P1"/>
      <text:p text:style-name="P1"><draw:custom-shape text:anchor-type="paragraph" draw:z-index="89" draw:name="Фигура 28" draw:style-name="gr3" draw:text-style-name="P17" svg:width="4.823cm" svg:height="0.837cm" svg:x="12.434cm" svg:y="0.478cm"><text:p text:style-name="P16"><text:span text:style-name="T17">print("Среднее число: ", </text:span><text:span text:style-name="T17">number_1)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90" draw:name="Фигура 29" draw:style-name="gr3" draw:text-style-name="P17" svg:width="4.823cm" svg:height="0.837cm" svg:x="3.452cm" svg:y="0.058cm"><text:p text:style-name="P16"><text:span text:style-name="T17">print("Среднее </text:span><text:span text:style-name="T17">число: ", number_3)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82" draw:name="Линия 40" draw:style-name="gr1" draw:text-style-name="P15" svg:x1="5.907cm" svg:y1="0.367cm" svg:x2="5.925cm" svg:y2="1.586cm"><text:p/></draw:line><draw:line text:anchor-type="paragraph" draw:z-index="94" draw:name="Вертикальная линия 8" draw:style-name="gr1" draw:text-style-name="P15" svg:x1="14.767cm" svg:y1="0.259cm" svg:x2="14.767cm" svg:y2="1.517cm"><text:p/></draw:line></text:p>
      <text:p text:style-name="P1"/>
      <text:p text:style-name="P1"><draw:line text:anchor-type="paragraph" draw:z-index="96" draw:name="Линия 48" draw:style-name="gr1" draw:text-style-name="P15" svg:x1="14.768cm" svg:y1="0.462cm" svg:x2="10.148cm" svg:y2="0.497cm"><text:p/></draw:line><draw:custom-shape text:anchor-type="paragraph" draw:z-index="91" draw:name="Фигура 31" draw:style-name="gr2" svg:width="1.595cm" svg:height="0.978cm" svg:x="8.553cm" svg:y="0.166cm"><text:p><text:s/>Конец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92" draw:name="Линия 39" draw:style-name="gr1" draw:text-style-name="P15" svg:x1="5.925cm" svg:y1="0.004cm" svg:x2="8.536cm" svg:y2="0.022cm"><text:p/></draw:line><draw:line text:anchor-type="paragraph" draw:z-index="95" draw:name="Линия 47" draw:style-name="gr1" draw:text-style-name="P15" svg:x1="18.458cm" svg:y1="0.232cm" svg:x2="10.148cm" svg:y2="0.161cm"><text:p/></draw:line></text:p>
      <text:p text:style-name="P1"/>
      <text:p text:style-name="P1"/>
      <text:p text:style-name="P1"/>
      <text:p text:style-name="P1"/>
      <text:p text:style-name="P1"/>
      <text:p text:style-name="P2"><text:soft-page-break/>1.</text:p>
      <text:p text:style-name="P1"><draw:custom-shape text:anchor-type="paragraph" draw:z-index="0" draw:name="Фигура 1" draw:style-name="gr20" draw:text-style-name="P20" svg:width="2.347cm" svg:height="0.514cm" svg:x="6.576cm" svg:y="0.349cm"><text:p text:style-name="P20"><text:span text:style-name="T19">Начало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1" draw:name="Вертикальная линия 1" draw:style-name="gr15" draw:text-style-name="P15" svg:x1="7.812cm" svg:y1="0.335cm" svg:x2="7.812cm" svg:y2="0.966cm"><text:p/></draw:line></text:p>
      <text:p text:style-name="P1"><draw:custom-shape text:anchor-type="paragraph" draw:z-index="2" draw:name="Фигура 2" draw:style-name="gr19" draw:text-style-name="P20" svg:width="2.781cm" svg:height="0.948cm" svg:x="6.248cm" svg:y="0.436cm"><text:p text:style-name="P20"><text:span text:style-name="T19">Ввод числа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" draw:name="Вертикальная линия 2" draw:style-name="gr15" draw:text-style-name="P22" svg:x1="7.754cm" svg:y1="1.382cm" svg:x2="7.754cm" svg:y2="1.961cm"><text:p/></draw:line><draw:custom-shape text:anchor-type="paragraph" draw:z-index="4" draw:name="Фигура 3" draw:style-name="gr8" draw:text-style-name="P20" svg:width="3.922cm" svg:height="1.295cm" svg:x="5.756cm" svg:y="1.84cm"><text:p text:style-name="P20"><text:span text:style-name="T19">type(number)!=int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text:anchor-type="paragraph" draw:z-index="5" draw:name="Фигура 4" draw:style-name="gr7" draw:text-style-name="P31" svg:width="4.091cm" svg:height="1.311cm" svg:x="5.655cm" svg:y="3.556cm"><text:p text:style-name="P31"><text:span text:style-name="T19">Try</text:span> <text:span text:style-name="T19">number=int(number)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line text:anchor-type="paragraph" draw:z-index="6" draw:name="Вертикальная линия 3" draw:style-name="gr15" draw:text-style-name="P15" svg:x1="7.708cm" svg:y1="3.134cm" svg:x2="7.708cm" svg:y2="3.596cm"><text:p/></draw:line><draw:line text:anchor-type="paragraph" draw:z-index="7" draw:name="Линия 1" draw:style-name="gr15" draw:text-style-name="P15" svg:x1="9.671cm" svg:y1="4.198cm" svg:x2="10.809cm" svg:y2="4.198cm"><text:p/></draw:line><draw:line text:anchor-type="paragraph" draw:z-index="8" draw:name="Линия 3" draw:style-name="gr15" draw:text-style-name="P15" svg:x1="5.741cm" svg:y1="4.196cm" svg:x2="3.658cm" svg:y2="4.196cm"><text:p/></draw:line><draw:line text:anchor-type="paragraph" draw:z-index="9" draw:name="Линия 4" draw:style-name="gr15" draw:text-style-name="P15" svg:x1="3.658cm" svg:y1="4.196cm" svg:x2="3.658cm" svg:y2="5.156cm"><text:p/></draw:line><draw:custom-shape text:anchor-type="paragraph" draw:z-index="10" draw:name="Фигура 5" draw:style-name="gr5" draw:text-style-name="P20" svg:width="2.516cm" svg:height="0.666cm" svg:x="2.341cm" svg:y="5.156cm"><text:p text:style-name="P20"><text:span text:style-name="T19">ValueError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1" draw:name="Линия 5" draw:style-name="gr15" draw:text-style-name="P15" svg:x1="2.544cm" svg:y1="5.156cm" svg:x2="2.562cm" svg:y2="2.496cm"><text:p/></draw:line><draw:line text:anchor-type="paragraph" draw:z-index="12" draw:name="Линия 6" draw:style-name="gr15" draw:text-style-name="P15" svg:x1="2.561cm" svg:y1="2.496cm" svg:x2="5.755cm" svg:y2="2.496cm"><text:p/></draw:line><draw:line text:anchor-type="paragraph" draw:z-index="13" draw:name="Линия 7" draw:style-name="gr15" draw:text-style-name="P15" svg:x1="5.756cm" svg:y1="2.496cm" svg:x2="5.641cm" svg:y2="2.307cm"><text:p/></draw:line><draw:line text:anchor-type="paragraph" draw:z-index="14" draw:name="Линия 8" draw:style-name="gr15" draw:text-style-name="P15" svg:x1="5.784cm" svg:y1="2.496cm" svg:x2="5.641cm" svg:y2="2.667cm"><text:p/></draw:line><draw:line text:anchor-type="paragraph" draw:z-index="15" draw:name="Линия 9" draw:style-name="gr15" draw:text-style-name="P15" svg:x1="10.809cm" svg:y1="4.198cm" svg:x2="10.809cm" svg:y2="5.024cm"><text:p/></draw:line><draw:custom-shape text:anchor-type="paragraph" draw:z-index="16" draw:name="Фигура 7" draw:style-name="gr18" draw:text-style-name="P30" svg:width="6.314cm" svg:height="2.608cm" svg:x="7.641cm" svg:y="5.024cm"><text:p text:style-name="P30"><text:span text:style-name="T24">if number % 2 != 0 and </text:span></text:p><text:p text:style-name="P30"><text:span text:style-name="T24">(number // 100 &lt; 10 </text:span></text:p><text:p text:style-name="P30"><text:span text:style-name="T24">or number // 100 &gt; 0)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line text:anchor-type="paragraph" draw:z-index="17" draw:name="Линия 10" draw:style-name="gr15" draw:text-style-name="P15" svg:x1="13.892cm" svg:y1="6.339cm" svg:x2="14.837cm" svg:y2="6.353cm"><text:p/></draw:line><draw:line text:anchor-type="paragraph" draw:z-index="18" draw:name="Линия 11" draw:style-name="gr15" draw:text-style-name="P15" svg:x1="14.822cm" svg:y1="6.339cm" svg:x2="14.843cm" svg:y2="7.452cm"><text:p/></draw:line><draw:custom-shape text:anchor-type="paragraph" draw:z-index="19" draw:name="Фигура 6" draw:style-name="gr17" draw:text-style-name="P29" svg:width="5.663cm" svg:height="2.498cm" svg:x="4.163cm" svg:y="7.243cm"><text:p text:style-name="P29"><text:span text:style-name="T24">e</text:span><text:span text:style-name="T24">l</text:span><text:span text:style-name="T24">i</text:span><text:span text:style-name="T24">f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%</text:span><text:span text:style-name="T24"> </text:span><text:span text:style-name="T24">2</text:span><text:span text:style-name="T24"> </text:span><text:span text:style-name="T24">!</text:span><text:span text:style-name="T24">=</text:span><text:span text:style-name="T24"> </text:span><text:span text:style-name="T24">0</text:span><text:span text:style-name="T24"> </text:span></text:p><text:p text:style-name="P29"><text:span text:style-name="T24">a</text:span><text:span text:style-name="T24">n</text:span><text:span text:style-name="T24">d</text:span><text:span text:style-name="T24"> </text:span><text:span text:style-name="T24">(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/</text:span><text:span text:style-name="T24">/</text:span><text:span text:style-name="T24"> </text:span><text:span text:style-name="T24">1</text:span><text:span text:style-name="T24">0</text:span><text:span text:style-name="T24">0</text:span><text:span text:style-name="T24"> </text:span><text:span text:style-name="T24">&gt;</text:span><text:span text:style-name="T24"> </text:span><text:span text:style-name="T24">1</text:span><text:span text:style-name="T24">0</text:span></text:p><text:p text:style-name="P29"><text:span text:style-name="T24">o</text:span><text:span text:style-name="T24">r</text:span><text:span text:style-name="T24"> </text:span><text:span text:style-name="T24">n</text:span><text:span text:style-name="T24">u</text:span><text:span text:style-name="T24">m</text:span><text:span text:style-name="T24">b</text:span><text:span text:style-name="T24">e</text:span><text:span text:style-name="T24">r</text:span><text:span text:style-name="T24"> </text:span><text:span text:style-name="T24">/</text:span><text:span text:style-name="T24">/</text:span><text:span text:style-name="T24"> </text:span><text:span text:style-name="T24">1</text:span><text:span text:style-name="T24">0</text:span><text:span text:style-name="T24">0</text:span><text:span text:style-name="T24"> </text:span><text:span text:style-name="T24">&lt;</text:span><text:span text:style-name="T24"> </text:span><text:span text:style-name="T24">0</text:span><text:span text:style-name="T24">)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line text:anchor-type="paragraph" draw:z-index="20" draw:name="Горизонтальная линия 1" draw:style-name="gr15" draw:text-style-name="P15" svg:x1="7.641cm" svg:y1="6.339cm" svg:x2="6.978cm" svg:y2="6.339cm"><text:p/></draw:line><draw:line text:anchor-type="paragraph" draw:z-index="21" draw:name="Линия 2" draw:style-name="gr15" draw:text-style-name="P15" svg:x1="6.978cm" svg:y1="6.339cm" svg:x2="6.967cm" svg:y2="7.339cm"><text:p/></draw:line><draw:custom-shape text:anchor-type="paragraph" draw:z-index="22" draw:name="Фигура 8" draw:style-name="gr16" draw:text-style-name="P28" svg:width="6.321cm" svg:height="1.292cm" svg:x="12.344cm" svg:y="7.449cm"><text:p text:style-name="P28"><text:span text:style-name="T24">p</text:span><text:span text:style-name="T24">r</text:span><text:span text:style-name="T24">i</text:span><text:span text:style-name="T24">n</text:span><text:span text:style-name="T24">t</text:span><text:span text:style-name="T24">(</text:span><text:span text:style-name="T24">"</text:span><text:span text:style-name="T24">И</text:span><text:span text:style-name="T24">с</text:span><text:span text:style-name="T24">т</text:span><text:span text:style-name="T24">и</text:span><text:span text:style-name="T24">н</text:span><text:span text:style-name="T24">н</text:span><text:span text:style-name="T24">о</text:span><text:span text:style-name="T24">с</text:span><text:span text:style-name="T24">т</text:span><text:span text:style-name="T24">ь</text:span><text:span text:style-name="T24"> </text:span><text:span text:style-name="T24">в</text:span><text:span text:style-name="T24">ы</text:span><text:span text:style-name="T24">с</text:span><text:span text:style-name="T24">к</text:span><text:span text:style-name="T24">а</text:span><text:span text:style-name="T24">з</text:span><text:span text:style-name="T24">ы</text:span><text:span text:style-name="T24">в</text:span><text:span text:style-name="T24">а</text:span><text:span text:style-name="T24">н</text:span><text:span text:style-name="T24">и</text:span><text:span text:style-name="T24">я</text:span><text:span text:style-name="T24"> </text:span><text:span text:style-name="T24">в</text:span><text:span text:style-name="T24">е</text:span><text:span text:style-name="T24">р</text:span><text:span text:style-name="T24">н</text:span><text:span text:style-name="T24">а</text:span><text:span text:style-name="T24">!</text:span><text:span text:style-name="T24"> </text:span></text:p><text:p text:style-name="P28"><text:span text:style-name="T24">Д</text:span><text:span text:style-name="T24">а</text:span><text:span text:style-name="T24">н</text:span><text:span text:style-name="T24">н</text:span><text:span text:style-name="T24">о</text:span><text:span text:style-name="T24">е</text:span><text:span text:style-name="T24"> </text:span><text:span text:style-name="T24">ч</text:span><text:span text:style-name="T24">и</text:span><text:span text:style-name="T24">с</text:span><text:span text:style-name="T24">л</text:span><text:span text:style-name="T24">о</text:span><text:span text:style-name="T24"> </text:span><text:span text:style-name="T24">я</text:span><text:span text:style-name="T24">в</text:span><text:span text:style-name="T24">л</text:span><text:span text:style-name="T24">я</text:span><text:span text:style-name="T24">е</text:span><text:span text:style-name="T24">т</text:span><text:span text:style-name="T24">с</text:span><text:span text:style-name="T24">я</text:span><text:span text:style-name="T24"> </text:span><text:span text:style-name="T24">н</text:span><text:span text:style-name="T24">е</text:span><text:span text:style-name="T24">ч</text:span><text:span text:style-name="T24">е</text:span><text:span text:style-name="T24">т</text:span><text:span text:style-name="T24">н</text:span><text:span text:style-name="T24">ы</text:span><text:span text:style-name="T24">м</text:span></text:p><text:p text:style-name="P28"><text:span text:style-name="T24"><text:s/></text:span><text:span text:style-name="T24">и</text:span><text:span text:style-name="T24"> </text:span><text:span text:style-name="T24">т</text:span><text:span text:style-name="T24">р</text:span><text:span text:style-name="T24">е</text:span><text:span text:style-name="T24">х</text:span><text:span text:style-name="T24">з</text:span><text:span text:style-name="T24">н</text:span><text:span text:style-name="T24">а</text:span><text:span text:style-name="T24">ч</text:span><text:span text:style-name="T24">н</text:span><text:span text:style-name="T24">ы</text:span><text:span text:style-name="T24">м</text:span><text:span text:style-name="T24">.</text:span><text:span text:style-name="T24">"</text:span><text:span text:style-name="T24">)</text:span></text:p><draw:enhanced-geometry svg:viewBox="0 0 21600 21600" draw:type="rectangle" draw:enhanced-path="M 0 0 L 21600 0 21600 21600 0 21600 0 0 Z N"/></draw:custom-shape><draw:line text:anchor-type="paragraph" draw:z-index="23" draw:name="Линия 12" draw:style-name="gr15" draw:text-style-name="P15" svg:x1="9.824cm" svg:y1="8.498cm" svg:x2="10.625cm" svg:y2="8.498cm"><text:p/></draw:line><draw:line text:anchor-type="paragraph" draw:z-index="24" draw:name="Вертикальная линия 4" draw:style-name="gr15" draw:text-style-name="P15" svg:x1="10.625cm" svg:y1="8.498cm" svg:x2="10.625cm" svg:y2="9.424cm"><text:p/></draw:line><draw:line text:anchor-type="paragraph" draw:z-index="25" draw:name="Линия 13" draw:style-name="gr15" draw:text-style-name="P15" svg:x1="4.163cm" svg:y1="8.484cm" svg:x2="3.644cm" svg:y2="8.484cm"><text:p/></draw:line><draw:line text:anchor-type="paragraph" draw:z-index="26" draw:name="Линия 14" draw:style-name="gr15" draw:text-style-name="P15" svg:x1="3.644cm" svg:y1="8.484cm" svg:x2="3.644cm" svg:y2="9.098cm"><text:p/></draw:line><draw:custom-shape text:anchor-type="paragraph" draw:z-index="27" draw:name="Фигура 9" draw:style-name="gr14" draw:text-style-name="P27" svg:width="6.508cm" svg:height="1.345cm" svg:x="9.146cm" svg:y="9.516cm"><text:p text:style-name="P26"><text:span text:style-name="T23">print("Истинно</text:span><text:span text:style-name="T23">сть </text:span><text:span text:style-name="T23">высказывания </text:span></text:p><text:p text:style-name="P26"><text:span text:style-name="T23">неверна! </text:span><text:span text:style-name="T23">Данное число </text:span><text:span text:style-name="T23">является </text:span><text:span text:style-name="T23">нечетным</text:span></text:p><text:p text:style-name="P26"><text:span text:style-name="T23"><text:s/></text:span><text:span text:style-name="T23">и не </text:span><text:span text:style-name="T23">трехзначным.")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8" draw:name="Фигура 10" draw:style-name="gr13" draw:text-style-name="P25" svg:width="6.266cm" svg:height="2.49cm" svg:x="0.503cm" svg:y="9.081cm"><text:p text:style-name="P25"><text:span text:style-name="T23">e</text:span><text:span text:style-name="T23">l</text:span><text:span text:style-name="T23">i</text:span><text:span text:style-name="T23">f</text:span><text:span text:style-name="T23"> </text:span><text:span text:style-name="T23">n</text:span><text:span text:style-name="T23">u</text:span><text:span text:style-name="T23">m</text:span><text:span text:style-name="T23">b</text:span><text:span text:style-name="T23">e</text:span><text:span text:style-name="T23">r</text:span><text:span text:style-name="T23"> </text:span><text:span text:style-name="T23">%</text:span><text:span text:style-name="T23"> </text:span><text:span text:style-name="T23">2</text:span><text:span text:style-name="T23"> </text:span><text:span text:style-name="T23">=</text:span><text:span text:style-name="T23">=</text:span><text:span text:style-name="T23"> </text:span><text:span text:style-name="T23">0</text:span><text:span text:style-name="T23"> </text:span><text:span text:style-name="T23">a</text:span><text:span text:style-name="T23">n</text:span><text:span text:style-name="T23">d</text:span></text:p><text:p text:style-name="P25"><text:span text:style-name="T23"><text:s/></text:span><text:span text:style-name="T23">(</text:span><text:span text:style-name="T23">n</text:span><text:span text:style-name="T23">u</text:span><text:span text:style-name="T23">m</text:span><text:span text:style-name="T23">b</text:span><text:span text:style-name="T23">e</text:span><text:span text:style-name="T23">r</text:span><text:span text:style-name="T23"> </text:span><text:span text:style-name="T23">/</text:span><text:span text:style-name="T23">/</text:span><text:span text:style-name="T23"> </text:span><text:span text:style-name="T23">1</text:span><text:span text:style-name="T23">0</text:span><text:span text:style-name="T23">0</text:span><text:span text:style-name="T23"> </text:span><text:span text:style-name="T23">&lt;</text:span><text:span text:style-name="T23"> </text:span><text:span text:style-name="T23">1</text:span><text:span text:style-name="T23">0</text:span></text:p><text:p text:style-name="P25"><text:span text:style-name="T23"><text:s/></text:span><text:span text:style-name="T23">o</text:span><text:span text:style-name="T23">r</text:span><text:span text:style-name="T23"> </text:span><text:span text:style-name="T23">n</text:span><text:span text:style-name="T23">u</text:span><text:span text:style-name="T23">m</text:span><text:span text:style-name="T23">b</text:span><text:span text:style-name="T23">e</text:span><text:span text:style-name="T23">r</text:span><text:span text:style-name="T23"> </text:span><text:span text:style-name="T23">/</text:span><text:span text:style-name="T23">/</text:span><text:span text:style-name="T23"> </text:span><text:span text:style-name="T23">1</text:span><text:span text:style-name="T23">0</text:span><text:span text:style-name="T23">0</text:span><text:span text:style-name="T23"> </text:span><text:span text:style-name="T23">&gt;</text:span><text:span text:style-name="T23"> </text:span><text:span text:style-name="T23">0</text:span><text:span text:style-name="T23">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9" draw:name="Линия 15" draw:style-name="gr1" draw:text-style-name="P15" svg:x1="6.768cm" svg:y1="10.336cm" svg:x2="7.484cm" svg:y2="10.348cm"><text:p/></draw:line><draw:line text:anchor-type="paragraph" draw:z-index="30" draw:name="Линия 16" draw:style-name="gr1" draw:text-style-name="P15" svg:x1="7.496cm" svg:y1="10.349cm" svg:x2="7.484cm" svg:y2="11.014cm"><text:p/></draw:line><draw:line text:anchor-type="paragraph" draw:z-index="31" draw:name="Линия 17" draw:style-name="gr1" draw:text-style-name="P15" svg:x1="0.502cm" svg:y1="10.312cm" svg:x2="-0.115cm" svg:y2="10.312cm"><text:p/></draw:line><draw:line text:anchor-type="paragraph" draw:z-index="32" draw:name="Линия 18" draw:style-name="gr1" draw:text-style-name="P15" svg:x1="-0.115cm" svg:y1="10.312cm" svg:x2="-0.113cm" svg:y2="11.757cm"><text:p/></draw:line><draw:custom-shape text:anchor-type="paragraph" draw:z-index="33" draw:name="Фигура 11" draw:style-name="gr12" draw:text-style-name="P25" svg:width="4.982cm" svg:height="1.235cm" svg:x="5.671cm" svg:y="11.04cm"><text:p text:style-name="P25"><text:span text:style-name="T23">print("Истинность </text:span><text:span text:style-name="T23">высказывания </text:span></text:p><text:p text:style-name="P25"><text:span text:style-name="T23">неверна! Данное </text:span><text:span text:style-name="T23">число является </text:span></text:p><text:p text:style-name="P25"><text:span text:style-name="T23">четным и </text:span><text:span text:style-name="T23">трехзначным.")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4" draw:name="Фигура 12" draw:style-name="gr11" draw:text-style-name="P24" svg:width="5.799cm" svg:height="1.262cm" svg:x="-1.757cm" svg:y="11.756cm"><text:p text:style-name="P24"><text:span text:style-name="T22">Else: </text:span><text:span text:style-name="T22">print("Истиннос</text:span><text:span text:style-name="T22">ть выск</text:span><text:span text:style-name="T23">азывания</text:span></text:p><text:p text:style-name="P24"><text:span text:style-name="T23"><text:s/></text:span><text:span text:style-name="T23">неверна! </text:span><text:span text:style-name="T23">Данное число </text:span><text:span text:style-name="T23">является </text:span></text:p><text:p text:style-name="P24"><text:span text:style-name="T23">четным и не </text:span><text:span text:style-name="T23">трехзначным.")</text:span></text:p><draw:enhanced-geometry svg:viewBox="0 0 21600 21600" draw:type="rectangle" draw:enhanced-path="M 0 0 L 21600 0 21600 21600 0 21600 0 0 Z N"/></draw:custom-shape><draw:custom-shape text:anchor-type="paragraph" draw:z-index="35" draw:name="Фигура 13" draw:style-name="gr2" svg:width="1.595cm" svg:height="0.978cm" svg:x="6.687cm" svg:y="14.053cm"><text:p><text:s/>Конец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6" draw:name="Линия 19" draw:style-name="gr1" draw:text-style-name="P15" svg:x1="0.295cm" svg:y1="13.018cm" svg:x2="0.295cm" svg:y2="14.461cm"><text:p/></draw:line><draw:line text:anchor-type="paragraph" draw:z-index="37" draw:name="Линия 20" draw:style-name="gr1" draw:text-style-name="P15" svg:x1="0.295cm" svg:y1="14.46cm" svg:x2="6.687cm" svg:y2="14.485cm"><text:p/></draw:line><draw:line text:anchor-type="paragraph" draw:z-index="38" draw:name="Линия 21" draw:style-name="gr1" draw:text-style-name="P15" svg:x1="7.417cm" svg:y1="12.275cm" svg:x2="7.429cm" svg:y2="14.053cm"><text:p/></draw:line><draw:line text:anchor-type="paragraph" draw:z-index="39" draw:name="Линия 22" draw:style-name="gr1" draw:text-style-name="P15" svg:x1="11.781cm" svg:y1="10.86cm" svg:x2="11.843cm" svg:y2="14.226cm"><text:p/></draw:line><draw:line text:anchor-type="paragraph" draw:z-index="40" draw:name="Линия 23" draw:style-name="gr1" draw:text-style-name="P15" svg:x1="11.843cm" svg:y1="14.226cm" svg:x2="8.345cm" svg:y2="14.226cm"><text:p/></draw:line><draw:line text:anchor-type="paragraph" draw:z-index="41" draw:name="Линия 24" draw:style-name="gr1" draw:text-style-name="P15" svg:x1="16.727cm" svg:y1="8.74cm" svg:x2="16.789cm" svg:y2="14.534cm"><text:p/></draw:line><draw:line text:anchor-type="paragraph" draw:z-index="42" draw:name="Линия 25" draw:style-name="gr1" draw:text-style-name="P15" svg:x1="16.727cm" svg:y1="14.534cm" svg:x2="8.281cm" svg:y2="14.559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modern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letter-kerning="true" style:font-name-asian="Verdana1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ru" fo:country="RU" style:letter-kerning="true" style:font-name-asian="Verdana1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2" style:font-family-asian="Tahom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1" style:font-family-asian="Verdan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30T18:49:48.056336661</dc:date>
    <meta:editing-cycles>6</meta:editing-cycles>
    <meta:editing-duration>PT25M55S</meta:editing-duration>
    <meta:document-statistic meta:table-count="0" meta:image-count="0" meta:object-count="0" meta:page-count="4" meta:paragraph-count="26" meta:word-count="409" meta:character-count="3275" meta:non-whitespace-character-count="2593"/>
    <meta:user-defined meta:name="Поле 1"/>
    <meta:user-defined meta:name="Поле 2"/>
    <meta:user-defined meta:name="Поле 3"/>
    <meta:user-defined meta:name="Поле 4"/>
  </office:meta>
</office:document-meta>
</file>